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NUMBER PATTERN</text:p>
      <text:p text:style-name="P4"/>
      <text:p text:style-name="P4">Complete the pattern.</text:p>
      <text:p text:style-name="Standard"><draw:rect text:anchor-type="paragraph" draw:z-index="0" draw:style-name="gr1" draw:text-style-name="P6" svg:width="0.6252in" svg:height="0.448in" svg:x="1.1398in" svg:y="0.4516in"><text:p/></draw:rect><draw:rect text:anchor-type="paragraph" draw:z-index="1" draw:style-name="gr1" draw:text-style-name="P6" svg:width="0.6252in" svg:height="0.448in" svg:x="4.7827in" svg:y="0.4827in"><text:p/></draw:rect><draw:rect text:anchor-type="paragraph" draw:z-index="9" draw:style-name="gr1" draw:text-style-name="P6" svg:width="0.6252in" svg:height="0.448in" svg:x="5.5591in" svg:y="0.4835in"><text:p/></draw:rect><draw:rect text:anchor-type="paragraph" draw:z-index="11" draw:style-name="gr1" draw:text-style-name="P6" svg:width="0.6252in" svg:height="0.448in" svg:x="4.4445in" svg:y="1.452in"><text:p/></draw:rect><draw:rect text:anchor-type="paragraph" draw:z-index="12" draw:style-name="gr1" draw:text-style-name="P6" svg:width="0.6252in" svg:height="0.448in" svg:x="5.2465in" svg:y="1.4417in"><text:p/></draw:rect><draw:rect text:anchor-type="paragraph" draw:z-index="14" draw:style-name="gr1" draw:text-style-name="P6" svg:width="0.9642in" svg:height="0.448in" svg:x="3.352in" svg:y="4.4937in"><text:p/></draw:rect><draw:rect text:anchor-type="paragraph" draw:z-index="15" draw:style-name="gr1" draw:text-style-name="P6" svg:width="0.9642in" svg:height="0.448in" svg:x="4.5398in" svg:y="4.4835in"><text:p/></draw:rect><draw:rect text:anchor-type="paragraph" draw:z-index="16" draw:style-name="gr1" draw:text-style-name="P6" svg:width="0.9642in" svg:height="0.448in" svg:x="5.7583in" svg:y="4.4626in"><text:p/></draw:rect><draw:rect text:anchor-type="paragraph" draw:z-index="19" draw:style-name="gr1" draw:text-style-name="P6" svg:width="0.9642in" svg:height="0.448in" svg:x="4.0189in" svg:y="5.4835in"><text:p/></draw:rect><draw:rect text:anchor-type="paragraph" draw:z-index="20" draw:style-name="gr1" draw:text-style-name="P6" svg:width="0.9642in" svg:height="0.448in" svg:x="5.1854in" svg:y="5.4728in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/>1 <text:s/>4 <text:s/>9 <text:s text:c="11"/>25 <text:s/>36</text:p>
          </table:table-cell>
          <table:table-cell table:style-name="Table1.B1" office:value-type="string">
            <text:p text:style-name="P5"><text:s/>2 <text:s/>5 <text:s/>10 <text:s text:c="21"/>37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2" draw:style-name="gr1" draw:text-style-name="P6" svg:width="0.6252in" svg:height="0.448in" svg:x="1.0563in" svg:y="0.0035in"><text:p/></draw:rect><draw:rect text:anchor-type="paragraph" draw:z-index="10" draw:style-name="gr1" draw:text-style-name="P6" svg:width="0.6252in" svg:height="0.448in" svg:x="1.8165in" svg:y="0.0138in"><text:p/></draw:rect><draw:rect text:anchor-type="paragraph" draw:z-index="4" draw:style-name="gr1" draw:text-style-name="P6" svg:width="0.6252in" svg:height="0.448in" svg:x="3.9492in" svg:y="0.9618in"><text:p/></draw:rect> 36 <text:s/>25 <text:s text:c="19"/>9 <text:s/>4 <text:s/></text:p>
          </table:table-cell>
          <table:table-cell table:style-name="Table1.B2" office:value-type="string">
            <text:p text:style-name="P5"><draw:rect text:anchor-type="paragraph" draw:z-index="6" draw:style-name="gr1" draw:text-style-name="P6" svg:width="0.6252in" svg:height="0.448in" svg:x="-0.9634in" svg:y="0.9925in"><text:p/></draw:rect> 37 26 <text:s text:c="21"/>5 <text:s/>2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3" draw:style-name="gr1" draw:text-style-name="P6" svg:width="0.6252in" svg:height="0.448in" svg:x="1.7311in" svg:y="0.0035in"><text:p/></draw:rect> 2 <text:s/>6 <text:s/>12 <text:s/>20 <text:s/></text:p>
          </table:table-cell>
          <table:table-cell table:style-name="Table1.B2" office:value-type="string">
            <text:p text:style-name="P5"><draw:rect text:anchor-type="paragraph" draw:z-index="5" draw:style-name="gr1" draw:text-style-name="P6" svg:width="0.7969in" svg:height="0.448in" svg:x="-2.1598in" svg:y="0.9929in"><text:p/></draw:rect><draw:rect text:anchor-type="paragraph" draw:z-index="8" draw:style-name="gr1" draw:text-style-name="P6" svg:width="0.8516in" svg:height="0.448in" svg:x="0.7437in" svg:y="0.972in"><text:p/></draw:rect> 42 <text:s text:c="10"/>20 <text:s/>12 <text:s/>6 <text:s/>2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7" draw:style-name="gr1" draw:text-style-name="P6" svg:width="0.9642in" svg:height="0.448in" svg:x="2.1756in" svg:y="0.0035in"><text:p/></draw:rect> 1 <text:s/>8 <text:s/>27 <text:s/></text:p>
          </table:table-cell>
          <table:table-cell table:style-name="Table1.B2" office:value-type="string">
            <text:p text:style-name="P5"><text:s/>125 <text:s text:c="14"/>27 <text:s/>8 <text:s/>1</text:p>
          </table:table-cell>
        </table:table-row>
        <table:table-row table:style-name="Table1.1">
          <table:table-cell table:style-name="Table1.B2" table:number-columns-spanned="2" office:value-type="string">
            <text:p text:style-name="P5"><draw:rect text:anchor-type="paragraph" draw:z-index="13" draw:style-name="gr1" draw:text-style-name="P6" svg:width="0.9642in" svg:height="0.448in" svg:x="2.1756in" svg:y="0.0035in"><text:p/></draw:rect> <text:s/>1 <text:s text:c="3"/>4 <text:s text:c="3"/>9 <text:s text:c="2"/>16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5"><draw:rect text:anchor-type="paragraph" draw:z-index="17" draw:style-name="gr1" draw:text-style-name="P6" svg:width="0.9642in" svg:height="0.448in" svg:x="1.5091in" svg:y="0.0035in"><text:p/></draw:rect><draw:rect text:anchor-type="paragraph" draw:z-index="18" draw:style-name="gr1" draw:text-style-name="P6" svg:width="0.9642in" svg:height="0.448in" svg:x="2.7591in" svg:y="0.0035in"><text:p/></draw:rect> 1 <text:s text:c="2"/>8 <text:s text:c="2"/>27 <text:s/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6:31:21.86</dc:date>
    <dc:creator>Anoop Jain</dc:creator>
    <meta:editing-duration>PT50M48S</meta:editing-duration>
    <meta:editing-cycles>20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4" meta:word-count="54" meta:character-count="397"/>
  </office:meta>
</office:document-meta>
</file>